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9c76" officeooo:paragraph-rsid="001b9c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zme hoy el examen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12:29:31.426000000</meta:creation-date>
    <dc:date>2024-06-12T12:29:46.681000000</dc:date>
    <meta:editing-duration>PT16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6"/>
    <meta:generator>LibreOffice/7.5.3.2$Windows_X86_64 LibreOffice_project/9f56dff12ba03b9acd7730a5a481eea045e468f3</meta:generator>
  </office:meta>
</office:document-meta>
</file>